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306c" officeooo:paragraph-rsid="0005306c"/>
    </style:style>
    <style:style style:name="P2" style:family="paragraph" style:parent-style-name="Standard">
      <style:text-properties officeooo:rsid="00062de7" officeooo:paragraph-rsid="00062d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text:p>
      <text:p text:style-name="P1"/>
      <text:p text:style-name="P1">Joe was near the cave. Irving was near the oak-tree. Joe knew that Irving was near the oak-tree. The water was near the river. Joe knew that the water was near the river. The honey was near the elm-tree. Irving knew that the honey was near the elm-tree. The worm was near the ground. Joe knew that the worm was near the ground. Irving knew that Joe was near the cave. The fish was near the river. Irving knew that the fish was near the river. Louise was near the valley. Louise knew that the water was near the river. Louise knew that Irving was near the oak-tree. Louise knew that Joe was near the cave. Louise knew that the worm was near the ground. The berries were near the pine-tree. Irving knew that the berries were near the pine-tree. </text:p>
      <text:p text:style-name="P1"/>
      <text:p text:style-name="P1">One day, Joe was thirsty. Joe wanted not to be thirsty. Joe wanted to be near the water. Joe went to the river. Joe was near the river. Joe knew that the fish was near the river. Joe wanted not to be hungry. Joe wanted to have the fish. Joe wanted to be near the fish. Joe took the fish. The fish was near Joe. Joe thought that he had the fish. Joe had the fish. The fish knew that the water was near the river. Joe thought that the fish was near him. Joe ate the fish. Joe was not hungry. Joe drank the water. Joe was not thirsty. </text:p>
      <text:p text:style-name="P1"/>
      <text:p text:style-name="P1">CHAPTER 2</text:p>
      <text:p text:style-name="P1"/>
      <text:p text:style-name="P1">Joe was near the cave. Irving was near the oak-tree. Joe knew that Irving was near the oak-tree. The water was near the river. Joe knew that the water was near the river. The honey was near the elm-tree. Irving knew that the honey was near the elm-tree. The worm was near the ground. Joe knew that the worm was near the ground. Irving knew that Joe was near the cave. The fish was near the river. Irving knew that the fish was near the river. Louise was near the valley. Louise knew that the water was near the river. Louise knew that Irving was near the oak-tree. Louise knew that Joe was near the cave. Louise knew that the worm was near the ground. The berries were near the pine-tree. Irving knew that the berries were near the pine-tree. Irving thought that Joe did not like him. Irving thought that Joe did not dominate him. Irving thought that Joe deceived him. Joe thought that Irving did not deceive him. </text:p>
      <text:p text:style-name="P1"/>
      <text:p text:style-name="P1">One day, Irving was thirsty. Irving wanted not to be thirsty. Irving wanted to be near the water. Irving wanted to know where the water was. Irving wanted Joe to tell him where the water was. Irving wanted Joe to think that if he would not tell him where the water was then he would strike Joe. Irving wanted to be near Joe. Irving went to the cave. Irving was near the cave. Joe knew that Irving was near the cave. Irving told Joe that if Joe would not tell him where the water was then he would strike Joe. Joe thought that Irving thought that if he would not tell him where the water was then he would strike Joe. Joe knew that Irving told him that if he would not tell him where the water was then he would strike Joe. Joe thought that if he would not tell Irving where the water was then Irving would strike Joe. Irving struck Joe. Joe was not alive. Joe knew that Irving struck Joe. Irving thought that Joe would not tell him where the water was. Irving did not know where the water was. </text:p>
      <text:p text:style-name="P1"/>
      <text:p text:style-name="P1">CHAPTER 3</text:p>
      <text:p text:style-name="P1"/>
      <text:p text:style-name="P1">Joe was near the cave. Irving was near the oak-tree. Joe knew that Irving was near the oak-tree. The water was near the river. Joe knew that the water was near the river. The honey was near the elm-tree. Irving knew that the honey was near the elm-tree. The worm was near the ground. Joe knew that the worm was near the ground. Irving knew that Joe was near the cave. The fish was near the river. Irving knew that the fish was near the river. Louise was near the valley. Louise knew that the water was near the river. Louise knew that Irving was near the oak-tree. Louise knew that Joe was near the cave. <text:soft-page-break/>Louise knew that the worm was near the ground. The berries were near the pine-tree. Irving knew that the berries were near the pine-tree. Joe thought that Irving did not like him. Joe thought that Irving dominated him. </text:p>
      <text:p text:style-name="P1"/>
      <text:p text:style-name="P1">One day, Joe was hungry. Joe wanted not to be hungry. Joe wanted to have the fish. Joe wanted to know where the fish was. Joe did not know where the fish was. Joe thought that he did not have the fish. Joe wanted to have the berries. Joe wanted to know where the berries were. Joe did not know where the berries were. Joe thought that he did not have the berries. Joe wanted to have the honey. Joe wanted to know where the honey was. Joe did not know where the honey was. Joe thought that he did not have the honey. </text:p>
      <text:p text:style-name="P1"/>
      <text:p text:style-name="P1">CHAPTER 4</text:p>
      <text:p text:style-name="P1"/>
      <text:p text:style-name="P1">Joe was near the cave. Irving was near the oak-tree. Joe knew that Irving was near the oak-tree. The water was near the river. Joe knew that the water was near the river. The honey was near the elm-tree. Irving knew that the honey was near the elm-tree. The worm was near the ground. Joe knew that the worm was near the ground. Irving knew that Joe was near the cave. The fish was near the river. Irving knew that the fish was near the river. Louise was near the valley. Louise knew that the water was near the river. Louise knew that Irving was near the oak-tree. Louise knew that Joe was near the cave. Louise knew that the worm was near the ground. The berries were near the pine-tree. Irving knew that the berries were near the pine-tree. Irving was hungry. Joe thought that Irving liked him. Joe thought that Irving did not deceive him. </text:p>
      <text:p text:style-name="P1"/>
      <text:p text:style-name="P1">One day, Joe was hungry. Joe wanted not to be hungry. Joe wanted to have the fish. Joe wanted to know where the fish was. Joe wanted Irving to tell him where the fish was. Joe decided that if he would give Irving the worm then Irving might tell him where the fish was. Joe wanted Irving to think that he would tell him where the fish was if he gave him the worm. Joe wanted to be near Irving. Joe went to the oak-tree. Joe was near the oak-tree. Irving knew that Joe was near the oak-tree. Joe asked Irving whether Irving would tell him where the fish was if he gave him the worm. Irving told Joe that if Joe would give him the worm then he would tell him where the fish was. Irving decided that if Joe would give him the worm then he would tell him where the fish was. Joe thought that Irving thought that if he would give him the worm then he would tell him where the fish was. Joe knew that Irving told him that if he would give him the worm then he would tell him where the fish was. Joe thought that if he would give Irving the worm then Irving would tell him where the fish was. Joe wanted to have the worm. Joe wanted to be near the worm. Joe went to the ground. Joe was near the ground. Irving knew that Joe went to the ground. Joe took the worm. The worm was near Joe. Joe knew that he had the worm. Joe had the worm. Joe knew that the worm was near him. Joe wanted to be near Irving. Joe went to the oak-tree. Joe was near the oak-tree. Irving knew that Joe was near the oak-tree. Joe gave Irving the worm. Irving knew that Joe did not have the worm. Joe knew that he did not have the worm. Joe did not have the worm. The worm was near Irving. Irving knew that he had the worm. Joe knew that Irving had the worm. Irving had the worm. Irving knew that Joe gave him the worm. Irving knew that the worm was near him. Joe knew that the worm was near Irving. Irving told Joe that the fish was near the river. Joe knew that Irving knew that the fish was near the river. Joe knew that Irving told him that the fish was near the river. Joe knew that the fish was near the river. Joe wanted to be near the fish. Joe went to the river. Joe was near the river. Irving knew that Joe went to the river. Joe took the fish. The fish was near Joe. Joe thought that he had the fish. Joe had the fish. Joe thought that the fish was near him. Joe ate the fish. Joe was not hungry. </text:p>
      <text:p text:style-name="P1"/>
      <text:p text:style-name="P1">CHAPTER 5</text:p>
      <text:p text:style-name="P1"><text:soft-page-break/></text:p>
      <text:p text:style-name="P1">Joe was near the cave. Irving was near the oak-tree. Joe knew that Irving was near the oak-tree. The water was near the river. Joe knew that the water was near the river. The honey was near the elm-tree. Irving knew that the honey was near the elm-tree. The worm was near the ground. Joe knew that the worm was near the ground. Irving knew that Joe was near the cave. The fish was near the river. Irving knew that the fish was near the river. Louise was near the valley. Louise knew that the water was near the river. Louise knew that Irving was near the oak-tree. Louise knew that Joe was near the cave. Louise knew that the worm was near the ground. The berries were near the pine-tree. Irving knew that the berries were near the pine-tree. Irving thought that Joe liked him. Irving thought that Joe did not deceive him. Irving thought that Joe dominated him. Joe was hungry. </text:p>
      <text:p text:style-name="P1"/>
      <text:p text:style-name="P1">One day, Irving was thirsty. Irving wanted not to be thirsty. Irving wanted to be near the water. Irving wanted to know where the water was. Irving wanted Joe to tell him where the water was. Irving decided that if he would give Joe the honey then Joe might tell him where the water was. Irving wanted Joe to think that he would tell him where the water was if he gave him the honey. Irving wanted to be near Joe. Irving went to the cave. Irving was near the cave. Joe knew that Irving was near the cave. Irving asked Joe whether Joe would tell him where the water was if he gave him the honey. Joe told Irving that if Irving would give him the honey then he would tell him where the water was. Joe decided that if Irving would give him the honey then he would tell him that he was not bright. Irving thought that Joe thought that if he would give him the honey then he would tell him where the water was. Irving knew that Joe told him that if he would give him the honey then he would tell him where the water was. Irving thought that if he would give Joe the honey then Joe would tell him where the water was. Irving wanted to have the honey. Irving wanted to be near the honey. Irving went to the elm-tree. Irving was near the elm-tree. Joe knew that Irving went to the elm-tree. Irving took the honey. The honey was near Irving. Irving knew that he had the honey. Irving had the honey. Irving knew that the honey was near him. Irving wanted to be near Joe. Irving went to the cave. Irving was near the cave. Joe knew that Irving was near the cave. Irving gave Joe the honey. Irving knew that he did not have the honey. Joe knew that Irving did not have the honey. Irving did not have the honey. The honey was near Joe. Irving knew that Joe had the honey. Joe knew that he had the honey. Joe had the honey. Joe knew that Irving gave him the honey. Irving knew that the honey was near Joe. Joe knew that the honey was near him. Joe told Irving that Irving was not bright. Irving thought that Joe thought that he was not bright. Irving knew that Joe told him that he was not bright. </text:p>
      <text:p text:style-name="P1"/>
      <text:p text:style-name="P1">CHAPTER 6</text:p>
      <text:p text:style-name="P1"/>
      <text:p text:style-name="P1">Joe was near the cave. Irving was near the oak-tree. Joe knew that Irving was near the oak-tree. The water was near the river. Joe knew that the water was near the river. The honey was near the elm-tree. Irving knew that the honey was near the elm-tree. The worm was near the ground. Joe knew that the worm was near the ground. Irving knew that Joe was near the cave. The fish was near the river. Irving knew that the fish was near the river. Louise was near the valley. Louise knew that the water was near the river. Louise knew that Irving was near the oak-tree. Louise knew that Joe was near the cave. Louise knew that the worm was near the ground. The berries were near the pine-tree. Irving knew that the berries were near the pine-tree. Joe thought that Irving liked him. Joe thought that Irving did not dominate him. </text:p>
      <text:p text:style-name="P1"/>
      <text:p text:style-name="P1">One day, Joe was hungry. Joe wanted not to be hungry. Joe wanted to have the fish. Joe wanted to know where the fish was. Joe wanted Irving to tell him where the fish was. Joe thought that Irving did not deceive him. Joe decided that if he would give Irving the worm then Irving might tell him where the fish was. Joe wanted Irving to think that he would tell him where the fish was if he gave him the worm. <text:soft-page-break/>Joe wanted to be near Irving. Joe went to the oak-tree. Joe was near the oak-tree. Irving knew that Joe was near the oak-tree. Joe asked Irving whether Irving would tell him where the fish was if he gave him the worm. Irving told Joe that if Joe would give him the worm then he would tell him where the fish was. Irving decided that if Joe would give him the worm then he would tell him that he was not bright. Joe thought that Irving thought that if he would give him the worm then he would tell him where the fish was. Joe knew that Irving told him that if he would give him the worm then he would tell him where the fish was. Joe thought that if he would give Irving the worm then Irving would tell him where the fish was. Joe wanted to have the worm. Joe wanted to be near the worm. Joe went to the ground. Joe was near the ground. Irving knew that Joe went to the ground. Joe took the worm. The worm was near Joe. Joe knew that he had the worm. Joe had the worm. Joe knew that the worm was near him. Joe wanted to be near Irving. Joe went to the oak-tree. Joe was near the oak-tree. Irving knew that Joe was near the oak-tree. Joe gave Irving the worm. Irving knew that Joe did not have the worm. Joe knew that he did not have the worm. Joe did not have the worm. The worm was near Irving. Irving knew that he had the worm. Joe knew that Irving had the worm. Irving had the worm. Irving knew that Joe gave him the worm. Irving knew that the worm was near him. Joe knew that the worm was near Irving. Irving told Joe that Joe was not bright. Joe thought that Irving thought that he was not bright. Joe knew that Irving told him that he was not bright. Joe wanted to be near the fish. Joe wanted to know where the fish was. Joe thought that he did not have the fish. Joe wanted to have the berries. Joe wanted to know where the berries were. Joe wanted to be near the berries. Joe wanted to know where the berries were. Joe thought that he did not have the berries. Joe wanted to have the honey. Joe wanted to know where the honey was. Joe wanted to be near the honey. Joe wanted to know where the honey was. Joe thought that he did not have the honey. </text:p>
      <text:p text:style-name="P1"/>
      <text:p text:style-name="P1">CHAPTER 7</text:p>
      <text:p text:style-name="P1"/>
      <text:p text:style-name="P1">Joe was near the cave. Irving was near the oak-tree. Joe knew that Irving was near the oak-tree. The water was near the river. Joe knew that the water was near the river. The honey was near the elm-tree. Irving knew that the honey was near the elm-tree. The worm was near the ground. Joe knew that the worm was near the ground. Irving knew that Joe was near the cave. The fish was near the river. Irving knew that the fish was near the river. Louise was near the valley. Louise knew that the water was near the river. Louise knew that Irving was near the oak-tree. Louise knew that Joe was near the cave. Louise knew that the worm was near the ground. The berries were near the pine-tree. Irving knew that the berries were near the pine-tree. Louise thought that Joe liked her. </text:p>
      <text:p text:style-name="P1"/>
      <text:p text:style-name="P1">One day, Louise was hungry. Louise wanted not to be hungry. Louise wanted to have the fish. Louise wanted to know where the fish was. Louise wanted Joe to tell her where the fish was. Louise thought that Joe deceived her. Louise thought that Joe did not dominate her. Louise wanted Joe to think that if he would not tell her where the fish was then she would strike Joe. Louise wanted to be near Joe. Louise went to the cave. Louise was near the cave. Joe knew that Louise was near the cave. Louise told Joe that if Joe would not tell her where the fish was then she would strike Joe. Joe thought that Louise deceived him. Joe knew that Louise told him that if he would not tell her where the fish was then she would strike Joe. Louise struck Joe. Joe was not alive. Joe knew that Louise struck Joe. Louise thought that Joe would not tell her where the fish was. Louise thought that Irving liked her. Louise wanted Irving to tell her where the fish was. Louise thought that Irving did not deceive her. Louise decided that if she would give Irving the worm then Irving might tell her where the fish was. Louise wanted Irving to think that he would tell her where the fish was if she gave him the worm. Louise wanted to be near Irving. Louise went to the oak-tree. Louise was near the oak-tree. Irving knew that Louise was near the oak-tree. Louise asked Irving whether Irving would tell her where the fish was if she gave him the worm. Irving told Louise that if Louise would give him the worm then he would tell her where the fish <text:soft-page-break/>was. Louise thought that Irving thought that if she would give him the worm then he would tell her where the fish was. Louise knew that Irving told her that if she would give him the worm then he would tell her where the fish was. Louise thought that if she would give Irving the worm then Irving would tell her where the fish was. Louise wanted to have the worm. Louise wanted to be near the worm. Louise went to the ground. Louise was near the ground. Irving knew that Louise went to the ground. Louise took the worm. The worm was near Louise. Louise knew that she had the worm. Louise had the worm. Louise knew that the worm was near her. Louise wanted to be near Irving. Louise went to the oak-tree. Louise was near the oak-tree. Irving knew that Louise was near the oak-tree. Louise gave Irving the worm. Louise knew that she did not have the worm. Irving knew that Louise did not have the worm. Louise did not have the worm. The worm was near Irving. Louise thought that Irving had the worm. Irving thought that he had the worm. Irving had the worm. Irving knew that Louise gave him the worm. Louise thought that the worm was near Irving. Irving thought that the worm was near him. Irving wanted not to be hungry. Irving ate the worm. Irving knew that the worm was near Louise. Louise knew that Irving was not hungry. Irving was not hungry. Louise knew that Irving ate the worm. Louise wanted to be near the fish. Louise wanted to know where the fish was. Louise thought that she did not have the fish. Louise wanted to have the berries. Louise wanted to know where the berries were. Louise wanted to be near the berries. Louise wanted to know where the berries were. Louise thought that she did not have the berries. Louise wanted to have the honey. Louise wanted to know where the honey was. Louise wanted to be near the honey. Louise wanted to know where the honey was. Louise thought that she did not have the honey. </text:p>
      <text:p text:style-name="P1"/>
      <text:p text:style-name="P1">CHAPTER 8</text:p>
      <text:p text:style-name="P1"/>
      <text:p text:style-name="P1">Joe was near the cave. Irving was near the oak-tree. Joe knew that Irving was near the oak-tree. The water was near the river. Joe knew that the water was near the river. The honey was near the elm-tree. Irving knew that the honey was near the elm-tree. The worm was near the ground. Joe knew that the worm was near the ground. Irving knew that Joe was near the cave. The fish was near the river. Irving knew that the fish was near the river. Louise was near the valley. Louise knew that the water was near the river. Louise knew that Irving was near the oak-tree. Louise knew that Joe was near the cave. Louise knew that the worm was near the ground. The berries were near the pine-tree. Irving knew that the berries were near the pine-tree. </text:p>
      <text:p text:style-name="P1"/>
      <text:p text:style-name="P1">One day, Joe was thirsty. Joe was hungry. Joe wanted not to be thirsty. Joe wanted to be near the water. Joe went to the river. Joe was near the river. Joe knew that the fish was near the river. Joe wanted not to be hungry. Joe wanted to have the fish. Joe wanted to be near the fish. Joe took the fish. The fish was near Joe. Joe thought that he had the fish. Joe had the fish. Joe thought that the fish was near him. Joe ate the fish. Joe was not hungry. Joe drank the water. Joe was not thirsty. </text:p>
      <text:p text:style-name="P1"/>
      <text:p text:style-name="P1">CHAPTER 9</text:p>
      <text:p text:style-name="P1"/>
      <text:p text:style-name="P1">Joe was near the cave. Irving was near the oak-tree. Joe knew that Irving was near the oak-tree. The water was near the river. Joe knew that the water was near the river. The honey was near the elm-tree. Irving knew that the honey was near the elm-tree. The worm was near the ground. Joe knew that the worm was near the ground. Irving knew that Joe was near the cave. The fish was near the river. Irving knew that the fish was near the river. Louise was near the valley. Louise knew that the water was near the river. Louise knew that Irving was near the oak-tree. Louise knew that Joe was near the cave. Louise knew that the worm was near the ground. The berries were near the pine-tree. Irving knew that the berries were near the pine-tree. </text:p>
      <text:p text:style-name="P1"/>
      <text:p text:style-name="P1"><text:soft-page-break/>One day, Joe was thirsty. Louise was hungry. Joe wanted not to be thirsty. Joe wanted to be near the water. Joe went to the river. Joe was near the river. Joe knew that the fish was near the river. Joe wanted not to be hungry. Joe wanted to have the fish. Joe wanted to be near the fish. Joe took the fish. The fish was near Joe. Joe thought that he had the fish. Joe had the fish. Joe thought that the fish was near him. Joe ate the fish. Joe was not hungry. Joe drank the water. Joe was not thirsty. Louise wanted not to be hungry. Louise wanted to have the fish. Louise wanted to know where the fish was. Louise thought that Joe liked her. Louise wanted Joe to tell her where the fish was. Louise thought that Joe deceived her. Louise thought that Joe did not dominate her. Louise wanted Joe to think that if he would not tell her where the fish was then she would strike Joe. Louise wanted to be near Joe. Louise went to the cave. Louise was near the cave. Louise told Joe that if Joe would not tell her where the fish was then she would strike Joe. Joe thought that Louise did not deceive him. Joe knew that Louise thought that if he would not tell her where the fish was then she would strike Joe. Joe knew that Louise told him that if he would not tell her where the fish was then she would strike Joe. Joe thought that if he would not tell Louise where the fish was then Louise would strike Joe. Louise struck Joe. Joe was not alive. Louise thought that Joe would not tell her where the fish was. Louise thought that Irving liked her. Louise wanted Irving to tell her where the fish was. Louise thought that Irving did not deceive her. Louise decided that if she would give Irving the worm then Irving might tell her where the fish was. Louise wanted Irving to think that he would tell her where the fish was if she gave him the worm. Louise wanted to be near Irving. Louise went to the oak-tree. Louise was near the oak-tree. Irving knew that Louise was near the oak-tree. Louise asked Irving whether Irving would tell her where the fish was if she gave him the worm. Irving told Louise that if Louise would give him the worm then he would tell her where the fish was. Louise thought that Irving thought that if she would give him the worm then he would tell her where the fish was. Louise knew that Irving told her that if she would give him the worm then he would tell her where the fish was. Louise thought that if she would give Irving the worm then Irving would tell her where the fish was. Louise wanted to have the worm. Louise wanted to be near the worm. Louise went to the ground. Louise was near the ground. Irving knew that Louise went to the ground. Louise took the worm. The worm was near Louise. Louise knew that she had the worm. Louise had the worm. Louise knew that the worm was near her. Louise wanted to be near Irving. Louise went to the oak-tree. Louise was near the oak-tree. Irving knew that Louise was near the oak-tree. Louise gave Irving the worm. Louise knew that she did not have the worm. Irving knew that Louise did not have the worm. Louise did not have the worm. The worm was near Irving. Louise knew that Irving had the worm. Irving knew that he had the worm. Irving had the worm. Irving knew that Louise gave him the worm. Louise knew that the worm was near Irving. Irving knew that the worm was near him. Louise wanted to be near the fish. Louise wanted to know where the fish was. Louise thought that she did not have the fish. Louise wanted to have the berries. Louise wanted to know where the berries were. Louise wanted to be near the berries. Louise wanted to know where the berries were. Louise thought that she did not have the berries. Louise wanted to have the honey. Louise wanted to know where the honey was. Louise wanted to be near the honey. Louise wanted to know where the honey was. Louise thought that she did not have the honey. </text:p>
      <text:p text:style-name="P1"/>
      <text:p text:style-name="P1">CHAPTER 10</text:p>
      <text:p text:style-name="P1"/>
      <text:p text:style-name="P1">Joe was near the cave. Irving was near the oak-tree. Louise was near the log. The water was near the river. The honey was near the elm-tree. The worm was near the hole. Irving thought that Joe was near the log. The fish was near the river. Joe knew that Irving was near the oak-tree. Irving knew that Louise was near the log. Joe knew that the water was near the river. Irving knew that the honey was near the elm-tree. Louise thought that the worm was near the ground. Joe thought that Irving liked him. Joe thought that Louise liked him. Joe thought that Irving did not deceive him. Joe thought that Louise did not deceive him. Joe thought that Irving did not dominate him. Joe thought that Louise did not <text:soft-page-break/>dominate him. Irving thought that Joe liked him. Irving thought that Louise liked him. Irving thought that Joe did not deceive him. Irving thought that Louise did not deceive him. Irving thought that Joe did not dominate him. Irving thought that Louise did not dominate him. Louise thought that Joe liked her. Louise thought that Irving liked her. Louise thought that Joe did not deceive her. Louise thought that Irving did not deceive her. Louise thought that Joe did not dominate her. Louise thought that Irving did not dominate her. Joe was not thirsty. Irving was thirsty. Louise was not thirsty. Joe was not hungry. Irving was not hungry. Louise was hungry. </text:p>
      <text:p text:style-name="P1"/>
      <text:p text:style-name="P1">One day, Joe was hungry. Joe wanted not to be hungry. Joe wanted to have the fish. Joe wanted to know where the fish was. Joe wanted Irving to tell him where the fish was. Joe decided that if he would give Irving the worm then Irving might tell him where the fish was. Joe wanted Irving to think that he would tell him where the fish was if he gave him the worm. Joe wanted to be near Irving. Joe went to the oak-tree. Joe was near the oak-tree. Irving knew that Joe was near the oak-tree. Joe asked Irving whether Irving would tell him where the fish was if he gave him the worm. Irving told Joe that if Joe would give him the worm then he would tell him where the fish was. Irving decided that if Joe would give him the worm then he would tell him where the fish was. Joe thought that Irving thought that if he would give him the worm then he would tell him where the fish was. Joe knew that Irving told him that if he would give him the worm then he would tell him where the fish was. Joe thought that if he would give Irving the worm then Irving would tell him where the fish was. Joe wanted to have the worm. Joe wanted to know where the worm was. Joe wanted to be near the worm. Joe wanted to know where the worm was. Joe thought that he did not have the worm. Joe wanted to be near the fish. Joe wanted to know where the fish was. Joe thought that he did not have the fish. Joe wanted to have the berries. Joe wanted to know where the berries were. Joe wanted to be near the berries. Joe wanted to know where the berries were. Joe thought that he did not have the berries. Joe wanted to have the honey. Joe wanted to know where the honey was. Joe wanted to be near the honey. Joe wanted to know where the honey was. Joe thought that he did not have the honey. </text:p>
      <text:p text:style-name="P1"/>
      <text:p text:style-name="P1">CHAPTER 11</text:p>
      <text:p text:style-name="P1"/>
      <text:p text:style-name="P1">Joe was near the cave. Irving was near the oak-tree. Louise was near the log. The water was near the river. The honey was near the elm-tree. The worm was near the hole. Irving knew that Joe was near the log. The fish was near the river. Joe knew that Louise was near the log. Irving knew that the water was near the river. Irving knew that the honey was near the elm-tree. Louise thought that the worm was near the ground. Joe thought that Irving liked him. Joe thought that Louise liked him. Joe thought that Irving did not deceive him. Joe thought that Louise did not deceive him. Joe thought that Irving did not dominate him. Joe thought that Louise did not dominate him. Irving thought that Joe liked him. Irving thought that Louise liked him. Irving thought that Joe did not deceive him. Irving thought that Louise did not deceive him. Irving thought that Joe did not dominate him. Irving thought that Louise did not dominate him. Louise thought that Joe liked her. Louise thought that Irving liked her. Louise thought that Joe did not deceive her. Louise thought that Irving did not deceive her. Louise thought that Joe did not dominate her. Louise thought that Irving did not dominate her. Joe was not thirsty. Irving was not thirsty. Louise was thirsty. Joe was not hungry. Irving was hungry. Louise was not hungry. </text:p>
      <text:p text:style-name="P1"/>
      <text:p text:style-name="P1">One day, Joe was hungry. Joe wanted not to be hungry. Joe wanted to have the fish. Joe wanted to know where the fish was. Joe wanted Louise to tell him where the fish was. Joe decided that if he would give Louise the honey then Louise might tell him where the fish was. Joe wanted Louise to think that she would tell him where the fish was if he gave her the honey. Joe wanted to be near Louise. Joe went to the log. Joe was near the log. Louise knew that Joe was near the log. Joe asked Louise whether Louise would tell him where the fish was if he gave her the honey. Louise told Joe that if Joe would give her <text:soft-page-break/>the honey then she would tell him where the fish was. Louise decided that if Joe would give her the honey then she would tell him where the fish was. Joe thought that Louise thought that if he would give her the honey then she would tell him where the fish was. Joe knew that Louise told him that if he would give her the honey then she would tell him where the fish was. Joe thought that if he would give Louise the honey then Louise would tell him where the fish was. Joe wanted to have the honey. Joe wanted to know where the honey was. Joe wanted to be near the honey. Joe wanted to know where the honey was. Joe thought that he did not have the honey. Joe decided that if he would give Louise the berries then Louise might tell him where the fish was. Joe wanted Louise to think that she would tell him where the fish was if he gave her the berries. Joe wanted to be near Louise. Joe asked Louise whether Louise would tell him where the fish was if he gave her the berries. Louise told Joe that if Joe would give her the berries then she would tell him where the fish was. Louise decided that if Joe would give her the berries then she would tell him where the fish was. Joe thought that Louise thought that if he would give her the berries then she would tell him where the fish was. Joe knew that Louise told him that if he would give her the berries then she would tell him where the fish was. Joe thought that if he would give Louise the berries then Louise would tell him where the fish was. Joe wanted to have the berries. Joe wanted to know where the berries were. Joe wanted to be near the berries. Joe wanted to know where the berries were. Joe thought that he did not have the berries. Joe wanted to be near the fish. Joe wanted to know where the fish was. Joe thought that he did not have the fish. Joe ate the berries. Louise knew that Joe was not hungry. Joe was not hungry. Louise knew that Joe ate the berries. </text:p>
      <text:p text:style-name="P1"/>
      <text:p text:style-name="P2">CHAPTER 12</text:p>
      <text:p text:style-name="P2"/>
      <text:p text:style-name="P2">Joe was near the cave. Irving was near the oak-tree. Louise was near the log. The water was near the river. The honey was near the elm-tree. The worm was near the hole. Irving knew that Joe was near the log. The fish was near the river. Joe knew that Louise was near the log. Irving knew that the water was near the river. Irving knew that the honey was near the elm-tree. Louise thought that the worm was near the ground. Joe thought that Irving liked him. Joe thought that Louise liked him. Joe thought that Irving deceived him. Joe thought that Louise deceived him. Joe thought that Irving did not dominate him. Joe thought that Louise did not dominate him. Irving thought that Joe liked him. Irving thought that Louise liked him. Irving thought that Joe did not deceive him. Irving thought that Louise did not deceive him. Irving thought that Joe did not dominate him. Irving thought that Louise did not dominate him. Louise thought that Joe liked her. Louise thought that Irving liked her. Louise thought that Joe did not deceive her. Louise thought that Irving did not deceive her. Louise thought that Joe did not dominate her. Louise thought that Irving did not dominate her. Joe was not thirsty. Irving was not thirsty. Louise was thirsty. Joe was not hungry. Irving was hungry. Louise was not hungry. </text:p>
      <text:p text:style-name="P2"/>
      <text:p text:style-name="P2">One day, Joe was hungry. Joe wanted not to be hungry. Joe wanted to have the fish. Joe wanted to know where the fish was. Joe wanted Louise to tell him where the fish was. Joe wanted Louise to think that if she would not tell him where the fish was then he would strike her. Joe wanted to be near Louise. Joe went to the log. Joe was near the log. Louise knew that Joe was near the log. Joe told Louise that if Louise would not tell him where the fish was then he would strike her. Louise thought that Joe thought that if she would not tell him where the fish was then he would strike her. Louise knew that Joe told her that if she would not tell him where the fish was then he would strike her. Louise thought that if she would not tell Joe where the fish was then Joe would strike her. Joe struck Louise. Louise was not alive. Louise knew that Joe struck her. Joe thought that Louise would not tell him where the fish was. Joe did not know where the fish was. Joe thought that he did not have the fish. Joe wanted to have the berries. Joe wanted to know where the berries were. Joe did not know where the berries were. Joe thought that he did not have the berries. Joe wanted to have the honey. Joe wanted to know where the honey was. Joe did not know where the honey was. Joe thought that he did not have the honey. </text:p>
      <text:p text:style-name="P2"><text:soft-page-break/></text:p>
      <text:p text:style-name="P2">CHAPTER 13</text:p>
      <text:p text:style-name="P2"/>
      <text:p text:style-name="P2">Joe was near the cave. Irving was near the oak-tree. Louise was near the log. The water was near the river. The honey was near the elm-tree. The worm was near the hole. Irving knew that Joe was near the log. The fish was near the river. Joe knew that Louise was near the log. Irving knew that the water was near the river. Irving knew that the honey was near the elm-tree. Louise thought that the worm was near the ground. Joe thought that Irving liked him. Joe thought that Louise liked him. Joe thought that Irving did not deceive him. Joe thought that Louise did not deceive him. Joe thought that Irving did not dominate him. Joe thought that Louise did not dominate him. Irving thought that Joe liked him. Irving thought that Louise liked him. Irving thought that Joe did not deceive him. Irving thought that Louise did not deceive him. Irving thought that Joe dominated him. Irving thought that Louise did not dominate him. Louise thought that Joe liked her. Louise thought that Irving liked her. Louise thought that Joe did not deceive her. Louise thought that Irving did not deceive her. Louise thought that Joe dominated her. Louise thought that Irving did not dominate her. Joe was not thirsty. Irving was not thirsty. Louise was thirsty. Joe was not hungry. Irving was hungry. Louise was not hungry. </text:p>
      <text:p text:style-name="P2"/>
      <text:p text:style-name="P2">One day, Joe was hungry. Joe wanted not to be hungry. Joe wanted to have the fish. Joe wanted to know where the fish was. Joe wanted Louise to tell him where the fish was. Joe decided that if he would give Louise the honey then Louise might tell him where the fish was. Joe wanted Louise to think that she would tell him where the fish was if he gave her the honey. Joe wanted to be near Louise. Joe went to the log. Joe was near the log. Louise knew that Joe was near the log. Joe asked Louise whether Louise would tell him where the fish was if he gave her the honey. Louise told Joe that if Joe would give her the honey then she would tell him where the fish was. Louise decided that if Joe would give her the honey then she would tell him where the fish was. Joe thought that Louise thought that if he would give her the honey then she would tell him where the fish was. Joe knew that Louise told him that if he would give her the honey then she would tell him where the fish was. Joe thought that if he would give Louise the honey then Louise would tell him where the fish was. Joe wanted to have the honey. Joe wanted to know where the honey was. Joe wanted to be near the honey. Joe wanted to know where the honey was. Joe thought that he did not have the honey. Joe decided that if he would give Louise the berries then Louise might tell him where the fish was. Joe wanted Louise to think that she would tell him where the fish was if he gave her the berries. Joe wanted to be near Louise. Joe asked Louise whether Louise would tell him where the fish was if he gave her the berries. Louise told Joe that if Joe would give her the berries then she would tell him where the fish was. Louise decided that if Joe would give her the berries then she would tell him where the fish was. Joe thought that Louise thought that if he would give her the berries then she would tell him where the fish was. Joe knew that Louise told him that if he would give her the berries then she would tell him where the fish was. Joe thought that if he would give Louise the berries then Louise would tell him where the fish was. Joe wanted to have the berries. Joe wanted to know where the berries were. Joe wanted to be near the berries. Joe wanted to know where the berries were. Joe thought that he did not have the berries. Joe wanted to be near the fish. Joe wanted to know where the fish was. Joe thought that he did not have the fish. Joe ate the berries. Louise knew that Joe was not hungry. Joe was not hungry. Louise knew that Joe ate the berries. </text:p>
      <text:p text:style-name="P2"/>
      <text:p text:style-name="P2">CHAPTER 14</text:p>
      <text:p text:style-name="P2"/>
      <text:p text:style-name="P2">Joe was near the cave. Irving was near the oak-tree. Louise was near the log. The water was near the river. The honey was near the elm-tree. The worm was near the hole. Irving knew that Joe was near the log. The fish was near the river. Joe knew that Louise was near the log. Irving knew that the water was near the river. Irving knew that the honey was near the elm-tree. Louise thought that the worm was near <text:soft-page-break/>the ground. Joe thought that Irving did not like him. Joe thought that Louise did not like him. Joe thought that Irving did not deceive him. Joe thought that Louise did not deceive him. Joe thought that Irving did not dominate him. Joe thought that Louise did not dominate him. Irving thought that Joe liked him. Irving thought that Louise liked him. Irving thought that Joe did not deceive him. Irving thought that Louise did not deceive him. Irving thought that Joe did not dominate him. Irving thought that Louise did not dominate him. Louise thought that Joe liked her. Louise thought that Irving liked her. Louise thought that Joe did not deceive her. Louise thought that Irving did not deceive her. Louise thought that Joe did not dominate her. Louise thought that Irving did not dominate her. Joe was not thirsty. Irving was not thirsty. Louise was thirsty. Joe was not hungry. Irving was hungry. Louise was not hungry. </text:p>
      <text:p text:style-name="P2"/>
      <text:p text:style-name="P2">One day, Joe was hungry. Joe wanted not to be hungry. Joe wanted to have the fish. Joe wanted to know where the fish was. Joe wanted Louise to tell him where the fish was. Joe decided that if he would give Louise the honey then Louise might tell him where the fish was. Joe wanted Louise to think that she would tell him where the fish was if he gave her the honey. Joe wanted to be near Louise. Joe went to the log. Joe was near the log. Louise knew that Joe was near the log. Joe asked Louise whether Louise would tell him where the fish was if he gave her the honey. Louise told Joe that if Joe would give her the honey then she would tell him where the fish was. Louise decided that if Joe would give her the honey then she would tell him where the fish was. Joe thought that Louise thought that if he would give her the honey then she would tell him where the fish was. Joe knew that Louise told him that if he would give her the honey then she would tell him where the fish was. Joe thought that if he would give Louise the honey then Louise would tell him where the fish was. Joe wanted to have the honey. Joe wanted to know where the honey was. Joe wanted to be near the honey. Joe wanted to know where the honey was. Joe thought that he did not have the honey. Joe decided that if he would give Louise the berries then Louise might tell him where the fish was. Joe wanted Louise to think that she would tell him where the fish was if he gave her the berries. Joe wanted to be near Louise. Joe asked Louise whether Louise would tell him where the fish was if he gave her the berries. Louise told Joe that if Joe would give her the berries then she would tell him where the fish was. Louise decided that if Joe would give her the berries then she would tell him where the fish was. Joe thought that Louise thought that if he would give her the berries then she would tell him where the fish was. Joe knew that Louise told him that if he would give her the berries then she would tell him where the fish was. Joe thought that if he would give Louise the berries then Louise would tell him where the fish was. Joe wanted to have the berries. Joe wanted to know where the berries were. Joe wanted to be near the berries. Joe wanted to know where the berries were. Joe thought that he did not have the berries. Joe wanted to be near the fish. Joe wanted to know where the fish was. Joe thought that he did not have the fish. Joe ate the berries. Louise knew that Joe was not hungry. Joe was not hungry. Louise knew that Joe ate the berries. </text:p>
      <text:p text:style-name="P2"/>
      <text:p text:style-name="P2">CHAPTER 15</text:p>
      <text:p text:style-name="P2"/>
      <text:p text:style-name="P2">Joe was near the cave. Irving was near the oak-tree. Louise was near the log. The water was near the river. The honey was near the elm-tree. The worm was near the hole. Irving knew that Joe was near the log. The fish was near the river. Joe knew that Louise was near the log. Irving knew that the water was near the river. Irving knew that the honey was near the elm-tree. Louise thought that the worm was near the ground. Joe thought that Irving did not like him. Joe thought that Louise did not like him. Joe thought that Irving did not deceive him. Joe thought that Louise did not deceive him. Joe thought that Irving did not dominate him. Joe thought that Louise did not dominate him. Irving thought that Joe did not like him. Irving thought that Louise liked him. Irving thought that Joe did not deceive him. Irving thought that Louise did not deceive him. Irving thought that Joe did not dominate him. Irving thought that Louise did not dominate him. Louise thought that Joe did not like her. Louise thought that Irving <text:soft-page-break/>liked her. Louise thought that Joe did not deceive her. Louise thought that Irving did not deceive her. Louise thought that Joe did not dominate her. Louise thought that Irving did not dominate her. Joe was not thirsty. Irving was not thirsty. Louise was thirsty. Joe was not hungry. Irving was hungry. Louise was not hungry. </text:p>
      <text:p text:style-name="P2"/>
      <text:p text:style-name="P2">One day, Joe was hungry. Joe wanted not to be hungry. Joe wanted to have the fish. Joe wanted to know where the fish was. Joe wanted Louise to tell him where the fish was. Joe decided that if he would give Louise the honey then Louise might tell him where the fish was. Joe wanted Louise to think that she would tell him where the fish was if he gave her the honey. Joe wanted to be near Louise. Joe went to the log. Joe was near the log. Louise knew that Joe was near the log. Joe asked Louise whether Louise would tell him where the fish was if he gave her the honey. Louise told Joe that if Joe would give her the honey then she would tell him where the fish was. Joe thought that Louise thought that if he would give her the honey then she would tell him where the fish was. Joe knew that Louise told him that if he would give her the honey then she would tell him where the fish was. Joe thought that if he would give Louise the honey then Louise would tell him where the fish was. Joe wanted to have the honey. Joe wanted to know where the honey was. Joe wanted to be near the honey. Joe wanted to know where the honey was. Joe thought that he did not have the honey. Joe decided that if he would give Louise the berries then Louise might tell him where the fish was. Joe wanted Louise to think that she would tell him where the fish was if he gave her the berries. Joe wanted to be near Louise. Joe asked Louise whether Louise would tell him where the fish was if he gave her the berries. Louise told Joe that if Joe would give her the berries then she would tell him where the fish was. Joe thought that Louise thought that if he would give her the berries then she would tell him where the fish was. Joe knew that Louise told him that if he would give her the berries then she would tell him where the fish was. Joe thought that if he would give Louise the berries then Louise would tell him where the fish was. Joe wanted to have the berries. Joe wanted to know where the berries were. Joe wanted to be near the berries. Joe wanted to know where the berries were. Joe thought that he did not have the berries. Joe wanted to be near the fish. Joe wanted to know where the fish was. Joe thought that he did not have the fish. Joe ate the berries. Louise knew that Joe was not hungry. Joe was not hungry. Louise knew that Joe ate the berries. </text:p>
      <text:p text:style-name="P2"/>
      <text:p text:style-name="P2">CHAPTER 16</text:p>
      <text:p text:style-name="P2"/>
      <text:p text:style-name="P2">Joe was near the cave. Irving was near the oak-tree. Louise was near the log. The water was near the river. The honey was near the elm-tree. The worm was near the hole. Irving knew that Joe was near the log. The fish was near the river. Joe knew that Louise was near the log. Irving knew that the water was near the river. Irving knew that the honey was near the elm-tree. Louise thought that the worm was near the ground. Joe thought that Irving liked him. Joe thought that Louise liked him. Joe thought that Irving did not deceive him. Joe thought that Louise did not deceive him. Joe thought that Irving did not dominate him. Joe thought that Louise did not dominate him. Irving thought that Joe liked him. Irving thought that Louise liked him. Irving thought that Joe did not deceive him. Irving thought that Louise did not deceive him. Irving thought that Joe did not dominate him. Irving thought that Louise did not dominate him. Louise thought that Joe liked her. Louise thought that Irving liked her. Louise thought that Joe did not deceive her. Louise thought that Irving did not deceive her. Louise thought that Joe did not dominate her. Louise thought that Irving did not dominate her. Joe was not thirsty. Irving was not thirsty. Louise was thirsty. Joe was not hungry. Irving was hungry. Louise was not hungry. </text:p>
      <text:p text:style-name="P2"/>
      <text:p text:style-name="P2">One day, Joe was hungry. Joe wanted not to be hungry. Joe wanted to have the fish. Joe wanted to know where the fish was. Joe wanted Louise to tell him where the fish was. Joe decided that if he would give Louise the honey then Louise might tell him where the fish was. Joe wanted Louise to think that she <text:soft-page-break/>would tell him where the fish was if he gave her the honey. Joe wanted to be near Louise. Joe went to the log. Joe was near the log. Louise knew that Joe was near the log. Joe asked Louise whether Louise would tell him where the fish was if he gave her the honey. Louise told Joe that if Joe would give her the honey then she would tell him where the fish was. Louise decided that if Joe would give her the honey then she would tell him where the fish was. Joe thought that Louise thought that if he would give her the honey then she would tell him where the fish was. Joe knew that Louise told him that if he would give her the honey then she would tell him where the fish was. Joe thought that if he would give Louise the honey then Louise would tell him where the fish was. Joe wanted to have the honey. Joe wanted to know where the honey was. Joe wanted to be near the honey. Joe wanted to know where the honey was. Joe thought that he did not have the honey. Joe decided that if he would give Louise the berries then Louise might tell him where the fish was. Joe wanted Louise to think that she would tell him where the fish was if he gave her the berries. Joe wanted to be near Louise. Joe asked Louise whether Louise would tell him where the fish was if he gave her the berries. Louise told Joe that if Joe would give her the berries then she would tell him where the fish was. Louise decided that if Joe would give her the berries then she would tell him where the fish was. Joe thought that Louise thought that if he would give her the berries then she would tell him where the fish was. Joe knew that Louise told him that if he would give her the berries then she would tell him where the fish was. Joe thought that if he would give Louise the berries then Louise would tell him where the fish was. Joe wanted to have the berries. Joe wanted to know where the berries were. Joe wanted to be near the berries. Joe wanted to know where the berries were. Joe thought that he did not have the berries. Joe wanted to be near the fish. Joe wanted to know where the fish was. Joe thought that he did not have the fish. Joe ate the berries. Louise knew that Joe was not hungry. Joe was not hungry. Louise knew that Joe ate the berries. </text:p>
      <text:p text:style-name="P2"/>
      <text:p text:style-name="P2">CHAPTER 17</text:p>
      <text:p text:style-name="P2"/>
      <text:p text:style-name="P2">Joe was near the cave. Irving was near the oak-tree. Louise was near the log. The water was near the river. The honey was near the elm-tree. The worm was near the hole. Irving knew that Joe was near the log. The fish was near the river. Joe knew that Louise was near the log. Irving knew that the water was near the river. Irving knew that the honey was near the elm-tree. Louise thought that the worm was near the ground. Joe thought that Irving liked him. Joe thought that Louise liked him. Joe thought that Irving did not deceive him. Joe thought that Louise did not deceive him. Joe thought that Irving did not dominate him. Joe thought that Louise did not dominate him. Irving thought that Joe liked him. Irving thought that Louise liked him. Irving thought that Joe did not deceive him. Irving thought that Louise did not deceive him. Irving thought that Joe did not dominate him. Irving thought that Louise did not dominate him. Louise thought that Joe did not like her. Louise thought that Irving did not like her. Louise thought that Joe deceived her. Louise thought that Irving deceived her. Louise thought that Joe dominated her. Louise thought that Irving dominated her. Joe was not thirsty. Irving was not thirsty. Louise was thirsty. Joe was not hungry. Irving was hungry. Louise was not hungry. </text:p>
      <text:p text:style-name="P2"/>
      <text:p text:style-name="P2">One day, Joe was hungry. Joe wanted not to be hungry. Joe wanted to have the fish. Joe wanted to know where the fish was. Joe wanted Louise to tell him where the fish was. Joe decided that if he would give Louise the honey then Louise might tell him where the fish was. Joe wanted Louise to think that she would tell him where the fish was if he gave her the honey. Joe wanted to be near Louise. Joe went to the log. Joe was near the log. Louise knew that Joe was near the log. Joe asked Louise whether Louise would tell him where the fish was if he gave her the honey. Louise told Joe that if Joe would give her the honey then she would tell him where the fish was. Louise decided that if Joe would give her the honey then she would tell him that he was not bright. Joe thought that Louise thought that if he would give her the honey then she would tell him where the fish was. Joe knew that Louise told him that if he would give her the honey then she would tell him where the fish was. Joe thought that if he would give <text:soft-page-break/>Louise the honey then Louise would tell him where the fish was. Joe wanted to have the honey. Joe wanted to know where the honey was. Joe wanted to be near the honey. Joe wanted to know where the honey was. Joe thought that he did not have the honey. Joe decided that if he would give Louise the berries then Louise might tell him where the fish was. Joe wanted Louise to think that she would tell him where the fish was if he gave her the berries. Joe wanted to be near Louise. Joe asked Louise whether Louise would tell him where the fish was if he gave her the berries. Louise told Joe that if Joe would give her the berries then she would tell him where the fish was. Louise decided that if Joe would give her the berries then she would tell him that he was not bright. Joe thought that Louise thought that if he would give her the berries then she would tell him where the fish was. Joe knew that Louise told him that if he would give her the berries then she would tell him where the fish was. Joe thought that if he would give Louise the berries then Louise would tell him where the fish was. Joe wanted to have the berries. Joe wanted to know where the berries were. Joe wanted to be near the berries. Joe wanted to know where the berries were. Joe thought that he did not have the berries. Joe wanted to be near the fish. Joe wanted to know where the fish was. Joe thought that he did not have the fish. Joe ate the berries. Louise knew that Joe was not hungry. Joe was not hungry. Louise knew that Joe ate the berries. </text:p>
      <text:p text:style-name="P2"/>
      <text:p text:style-name="P2">CHAPTER 18</text:p>
      <text:p text:style-name="P2"/>
      <text:p text:style-name="P2">Joe was near the cave. Irving was near the oak-tree. Louise was near the log. The water was near the river. The honey was near the elm-tree. The worm was near the hole. Irving knew that Joe was near the log. The fish was near the river. Joe knew that Louise was near the log. Irving knew that the water was near the river. Irving knew that the honey was near the elm-tree. Louise thought that the worm was near the ground. Joe thought that Irving did not like him. Joe thought that Louise liked him. Joe thought that Irving deceived him. Joe thought that Louise did not deceive him. Joe thought that Irving did not dominate him. Joe thought that Louise did not dominate him. Irving thought that Joe liked him. Irving thought that Louise liked him. Irving thought that Joe did not deceive him. Irving thought that Louise did not deceive him. Irving thought that Joe did not dominate him. Irving thought that Louise did not dominate him. Louise thought that Joe did not like her. Louise thought that Irving liked her. Louise thought that Joe deceived her. Louise thought that Irving did not deceive her. Louise thought that Joe dominated her. Louise thought that Irving did not dominate her. Joe was not thirsty. Irving was not thirsty. Louise was thirsty. Joe was not hungry. Irving was hungry. Louise was not hungry. </text:p>
      <text:p text:style-name="P2"/>
      <text:p text:style-name="P2">One day, Joe was hungry. Joe wanted not to be hungry. Joe wanted to have the fish. Joe wanted to know where the fish was. Joe wanted Louise to tell him where the fish was. Joe decided that if he would give Louise the honey then Louise might tell him where the fish was. Joe wanted Louise to think that she would tell him where the fish was if he gave her the honey. Joe wanted to be near Louise. Joe went to the log. Joe was near the log. Louise knew that Joe was near the log. Joe asked Louise whether Louise would tell him where the fish was if he gave her the honey. Louise told Joe that if Joe would give her the honey then she would tell him where the fish was. Louise decided that if Joe would give her the honey then she would tell him that he was not bright. Joe thought that Louise thought that if he would give her the honey then she would tell him where the fish was. Joe knew that Louise told him that if he would give her the honey then she would tell him where the fish was. Joe thought that if he would give Louise the honey then Louise would tell him where the fish was. Joe wanted to have the honey. Joe wanted to know where the honey was. Joe wanted to be near the honey. Joe wanted to know where the honey was. Joe thought that he did not have the honey. Joe decided that if he would give Louise the berries then Louise might tell him where the fish was. Joe wanted Louise to think that she would tell him where the fish was if he gave her the berries. Joe wanted to be near Louise. Joe asked Louise whether Louise would tell him where the fish was if he gave her the berries. Louise told Joe that if Joe would give her the berries then she would tell him where the fish was. Louise decided that if Joe would <text:soft-page-break/>give her the berries then she would tell him that he was not bright. Joe thought that Louise thought that if he would give her the berries then she would tell him where the fish was. Joe knew that Louise told him that if he would give her the berries then she would tell him where the fish was. Joe thought that if he would give Louise the berries then Louise would tell him where the fish was. Joe wanted to have the berries. Joe wanted to know where the berries were. Joe wanted to be near the berries. Joe wanted to know where the berries were. Joe thought that he did not have the berries. Joe wanted to be near the fish. Joe wanted to know where the fish was. Joe thought that he did not have the fish. Joe ate the berries. Louise knew that Joe was not hungry. Joe was not hungry. Louise knew that Joe ate the berries. </text:p>
      <text:p text:style-name="P2"/>
      <text:p text:style-name="P2">CHAPTER 19</text:p>
      <text:p text:style-name="P2"/>
      <text:p text:style-name="P2">Joe was near the cave. Irving was near the oak-tree. Louise was near the log. The water was near the river. The honey was near the elm-tree. The worm was near the hole. Irving thought that Joe was near the log. The fish was near the river. Joe knew that Louise was near the log. Irving knew that the water was near the river. Irving knew that the honey was near the elm-tree. Louise thought that the worm was near the ground. Joe thought that Irving liked him. Joe thought that Louise liked him. Joe thought that Irving did not deceive him. Joe thought that Louise did not deceive him. Joe thought that Irving did not dominate him. Joe thought that Louise did not dominate him. Irving thought that Joe liked him. Irving thought that Louise liked him. Irving thought that Joe did not deceive him. Irving thought that Louise did not deceive him. Irving thought that Joe did not dominate him. Irving thought that Louise did not dominate him. Louise thought that Joe liked her. Louise thought that Irving liked her. Louise thought that Joe did not deceive her. Louise thought that Irving did not deceive her. Louise thought that Joe did not dominate her. Louise thought that Irving did not dominate her. Joe was not thirsty. Irving was not thirsty. Louise was thirsty. Joe was not hungry. Irving was hungry. Louise was not hungry. </text:p>
      <text:p text:style-name="P2"/>
      <text:p text:style-name="P2">One day, Irving was hungry. Irving wanted not to be hungry. Irving wanted to have the worm. Irving wanted to know where the worm was. Irving wanted Joe to tell him where the worm was. Irving decided that if he would give Joe the honey then Joe might tell him where the worm was. Irving wanted Joe to think that he would tell him where the worm was if he gave him the honey. Irving wanted to be near Joe. Irving went to the log. Irving was near the log. Louise knew that Irving was near the log. Irving asked Joe whether Joe would tell him where the worm was if he gave him the honey. Joe told Irving that if Irving would give him the honey then he would tell him where the worm was. Joe decided that if Irving would give him the honey then he would tell him where the worm was. Irving thought that Joe thought that if he would give him the honey then he would tell him where the worm was. Irving knew that Joe told him that if he would give him the honey then he would tell him where the worm was. Irving thought that if he would give Joe the honey then Joe would tell him where the worm was. Irving wanted to have the honey. Irving wanted to be near the honey. Irving went to the elm-tree. Irving was near the elm-tree. Louise knew that Irving went to the elm-tree. Irving took the honey. The honey was near Irving. Irving knew that he had the honey. Irving had the honey. Irving knew that the honey was near him. Irving wanted to be near Joe. Irving went to the log. Irving was near the log. Louise knew that Irving was near the log. Irving gave Joe the honey. Louise knew that Irving did not have the honey. Irving knew that he did not have the honey. Irving did not have the honey. The honey was near Joe. Louise knew that Joe had the honey. Irving knew that Joe had the honey. Joe had the honey. Louise knew that Irving gave Joe the honey. Joe knew that the honey was near him. Irving wanted to be near the worm. Irving wanted to know where the worm was. Irving thought that he did not have the worm. </text:p>
      <text:p text:style-name="P2"/>
      <text:p text:style-name="P2">CHAPTER 20</text:p>
      <text:p text:style-name="P2"/>
      <text:p text:style-name="P2">Joe was near the cave. Irving was near the oak-tree. Louise was near the log. The water was near the <text:soft-page-break/>river. The honey was near the elm-tree. The worm was near the hole. Irving thought that Joe was near the log. The fish was near the river. Joe knew that Louise was near the log. Irving knew that the water was near the river. Irving knew that the honey was near the elm-tree. Louise thought that the worm was near the ground. Joe thought that Irving liked him. Joe thought that Louise liked him. Joe thought that Irving did not deceive him. Joe thought that Louise did not deceive him. Joe thought that Irving did not dominate him. Joe thought that Louise did not dominate him. Irving thought that Joe liked him. Irving thought that Louise liked him. Irving thought that Joe did not deceive him. Irving thought that Louise did not deceive him. Irving thought that Joe did not dominate him. Irving thought that Louise did not dominate him. Louise thought that Joe liked her. Louise thought that Irving liked her. Louise thought that Joe did not deceive her. Louise thought that Irving did not deceive her. Louise thought that Joe did not dominate her. Louise thought that Irving did not dominate her. Joe was not thirsty. Irving was not thirsty. Louise was thirsty. Joe was not hungry. Irving was hungry. Louise was not hungry. </text:p>
      <text:p text:style-name="P2"/>
      <text:p text:style-name="P2">One day, Louise was thirsty. Louise wanted not to be thirsty. Louise wanted to be near the water. Louise wanted to know where the water was. Louise did not know where the water wa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8:00:45.212000000</meta:creation-date>
    <dc:date>2015-11-30T18:26:39.082000000</dc:date>
    <meta:editing-duration>PT10M43S</meta:editing-duration>
    <meta:editing-cycles>1</meta:editing-cycles>
    <meta:document-statistic meta:table-count="0" meta:image-count="0" meta:object-count="0" meta:page-count="15" meta:paragraph-count="60" meta:word-count="11884" meta:character-count="61904" meta:non-whitespace-character-count="50040"/>
    <meta:generator>LibreOffice/4.3.5.2$Windows_x86 LibreOffice_project/3a87456aaa6a95c63eea1c1b3201acedf0751bd5</meta:generator>
  </office:meta>
</office:document-meta>
</file>